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1cm" fo:min-width="3.5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cm" svg:height="5.16cm" svg:x="24.189cm" svg:y="14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842cm" svg:height="1.843cm" svg:x="2.734cm" svg:y="9.68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3" draw:layer="layout" svg:x1="4.595cm" svg:y1="6.362cm" svg:x2="4.796cm" svg:y2="5.916cm">
            <text:p/>
          </draw:line>
          <draw:line draw:style-name="gr3" draw:text-style-name="P3" draw:layer="layout" svg:x1="5.216cm" svg:y1="6.825cm" svg:x2="4.793cm" svg:y2="5.917cm">
            <text:p/>
          </draw:line>
          <draw:line draw:style-name="gr3" draw:text-style-name="P3" draw:layer="layout" svg:x1="6.045cm" svg:y1="6.876cm" svg:x2="6.468cm" svg:y2="5.968cm">
            <text:p/>
          </draw:line>
          <draw:line draw:style-name="gr3" draw:text-style-name="P3" draw:layer="layout" svg:x1="5.195cm" svg:y1="6.846cm" svg:x2="5.618cm" svg:y2="5.938cm">
            <text:p/>
          </draw:line>
          <draw:line draw:style-name="gr3" draw:text-style-name="P3" draw:layer="layout" svg:x1="6.062cm" svg:y1="6.871cm" svg:x2="5.639cm" svg:y2="5.963cm">
            <text:p/>
          </draw:line>
          <draw:line draw:style-name="gr3" draw:text-style-name="P3" draw:layer="layout" svg:x1="6.901cm" svg:y1="6.872cm" svg:x2="6.478cm" svg:y2="5.964cm">
            <text:p/>
          </draw:line>
          <draw:line draw:style-name="gr3" draw:text-style-name="P3" draw:layer="layout" svg:x1="6.894cm" svg:y1="6.826cm" svg:x2="7.095cm" svg:y2="6.38cm">
            <text:p/>
          </draw:line>
        </draw:g>
        <draw:g xml:id="id3" draw:id="id3">
          <draw:line draw:style-name="gr3" draw:text-style-name="P3" draw:layer="layout" svg:x1="6.943cm" svg:y1="8.229cm" svg:x2="8.453cm" svg:y2="8.229cm">
            <text:p/>
          </draw:line>
          <draw:line draw:style-name="gr3" draw:text-style-name="P3" draw:layer="layout" svg:x1="6.943cm" svg:y1="8.229cm" svg:x2="8.453cm" svg:y2="8.229cm">
            <text:p/>
          </draw:line>
          <draw:line draw:style-name="gr3" draw:text-style-name="P3" draw:layer="layout" svg:x1="6.943cm" svg:y1="8.907cm" svg:x2="8.453cm" svg:y2="8.907cm">
            <text:p/>
          </draw:line>
          <draw:line draw:style-name="gr3" draw:text-style-name="P3" draw:layer="layout" svg:x1="7.688cm" svg:y1="9.822cm" svg:x2="7.7cm" svg:y2="8.901cm">
            <text:p/>
          </draw:line>
          <draw:line draw:style-name="gr3" draw:text-style-name="P3" draw:layer="layout" svg:x1="7.688cm" svg:y1="8.243cm" svg:x2="7.7cm" svg:y2="7.322cm">
            <text:p/>
          </draw:line>
        </draw:g>
        <draw:g xml:id="id6" draw:id="id6">
          <draw:line draw:style-name="gr3" draw:text-style-name="P3" draw:layer="layout" svg:x1="10.804cm" svg:y1="7.549cm" svg:x2="10.336cm" svg:y2="7.351cm">
            <text:p/>
          </draw:line>
          <draw:line draw:style-name="gr3" draw:text-style-name="P3" draw:layer="layout" svg:x1="11.253cm" svg:y1="6.924cm" svg:x2="10.337cm" svg:y2="7.355cm">
            <text:p/>
          </draw:line>
          <draw:line draw:style-name="gr3" draw:text-style-name="P3" draw:layer="layout" svg:x1="11.273cm" svg:y1="6.095cm" svg:x2="10.322cm" svg:y2="5.68cm">
            <text:p/>
          </draw:line>
          <draw:line draw:style-name="gr3" draw:text-style-name="P3" draw:layer="layout" svg:x1="11.276cm" svg:y1="6.945cm" svg:x2="10.325cm" svg:y2="6.53cm">
            <text:p/>
          </draw:line>
          <draw:line draw:style-name="gr3" draw:text-style-name="P3" draw:layer="layout" svg:x1="11.265cm" svg:y1="6.078cm" svg:x2="10.349cm" svg:y2="6.509cm">
            <text:p/>
          </draw:line>
          <draw:line draw:style-name="gr3" draw:text-style-name="P3" draw:layer="layout" svg:x1="11.232cm" svg:y1="5.239cm" svg:x2="10.316cm" svg:y2="5.67cm">
            <text:p/>
          </draw:line>
          <draw:line draw:style-name="gr3" draw:text-style-name="P3" draw:layer="layout" svg:x1="11.188cm" svg:y1="5.247cm" svg:x2="10.72cm" svg:y2="5.049cm">
            <text:p/>
          </draw:line>
        </draw:g>
        <draw:g xml:id="id9" draw:id="id9">
          <draw:line draw:style-name="gr3" draw:text-style-name="P3" draw:layer="layout" svg:x1="22.199cm" svg:y1="7.741cm" svg:x2="22.199cm" svg:y2="6.231cm">
            <text:p/>
          </draw:line>
          <draw:line draw:style-name="gr3" draw:text-style-name="P3" draw:layer="layout" svg:x1="22.199cm" svg:y1="7.741cm" svg:x2="22.199cm" svg:y2="6.231cm">
            <text:p/>
          </draw:line>
          <draw:line draw:style-name="gr3" draw:text-style-name="P3" draw:layer="layout" svg:x1="22.877cm" svg:y1="7.741cm" svg:x2="22.877cm" svg:y2="6.231cm">
            <text:p/>
          </draw:line>
          <draw:line draw:style-name="gr3" draw:text-style-name="P3" draw:layer="layout" svg:x1="23.792cm" svg:y1="6.997cm" svg:x2="22.871cm" svg:y2="6.985cm">
            <text:p/>
          </draw:line>
          <draw:line draw:style-name="gr3" draw:text-style-name="P3" draw:layer="layout" svg:x1="22.213cm" svg:y1="6.997cm" svg:x2="21.292cm" svg:y2="6.985cm">
            <text:p/>
          </draw:line>
        </draw:g>
        <draw:g xml:id="id5" draw:id="id5">
          <draw:custom-shape draw:style-name="gr1" draw:text-style-name="P1" draw:layer="layout" svg:width="4cm" svg:height="5.16cm" svg:x="12.703cm" svg:y="7.832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3" draw:layer="layout" svg:x1="13.703cm" svg:y1="9.192cm" svg:x2="13.703cm" svg:y2="11.701cm">
                <text:p/>
              </draw:line>
              <draw:line draw:style-name="gr4" draw:text-style-name="P3" draw:layer="layout" svg:x1="14.731cm" svg:y1="9.158cm" svg:x2="13.703cm" svg:y2="9.82cm">
                <text:p/>
              </draw:line>
              <draw:line draw:style-name="gr5" draw:text-style-name="P3" draw:layer="layout" svg:x1="14.731cm" svg:y1="11.722cm" svg:x2="13.703cm" svg:y2="11.06cm">
                <text:p/>
              </draw:line>
              <draw:line draw:style-name="gr4" draw:text-style-name="P3" draw:layer="layout" svg:x1="14.703cm" svg:y1="7.903cm" svg:x2="14.703cm" svg:y2="9.158cm">
                <text:p/>
              </draw:line>
              <draw:line draw:style-name="gr4" draw:text-style-name="P3" draw:layer="layout" svg:x1="14.703cm" svg:y1="11.706cm" svg:x2="14.703cm" svg:y2="12.961cm">
                <text:p/>
              </draw:line>
              <draw:line draw:style-name="gr4" draw:text-style-name="P3" draw:layer="layout" svg:x1="12.703cm" svg:y1="10.477cm" svg:x2="13.675cm" svg:y2="10.477cm">
                <text:p/>
              </draw:line>
            </draw:g>
          </draw:g>
        </draw:g>
        <draw:g xml:id="id4" draw:id="id4">
          <draw:line draw:style-name="gr3" draw:text-style-name="P3" draw:layer="layout" svg:x1="10.804cm" svg:y1="14.549cm" svg:x2="10.336cm" svg:y2="14.351cm">
            <text:p/>
          </draw:line>
          <draw:line draw:style-name="gr3" draw:text-style-name="P3" draw:layer="layout" svg:x1="11.253cm" svg:y1="13.924cm" svg:x2="10.337cm" svg:y2="14.355cm">
            <text:p/>
          </draw:line>
          <draw:line draw:style-name="gr3" draw:text-style-name="P3" draw:layer="layout" svg:x1="11.273cm" svg:y1="13.095cm" svg:x2="10.322cm" svg:y2="12.68cm">
            <text:p/>
          </draw:line>
          <draw:line draw:style-name="gr3" draw:text-style-name="P3" draw:layer="layout" svg:x1="11.276cm" svg:y1="13.945cm" svg:x2="10.325cm" svg:y2="13.53cm">
            <text:p/>
          </draw:line>
          <draw:line draw:style-name="gr3" draw:text-style-name="P3" draw:layer="layout" svg:x1="11.265cm" svg:y1="13.078cm" svg:x2="10.349cm" svg:y2="13.509cm">
            <text:p/>
          </draw:line>
          <draw:line draw:style-name="gr3" draw:text-style-name="P3" draw:layer="layout" svg:x1="11.232cm" svg:y1="12.239cm" svg:x2="10.316cm" svg:y2="12.67cm">
            <text:p/>
          </draw:line>
          <draw:line draw:style-name="gr3" draw:text-style-name="P3" draw:layer="layout" svg:x1="11.188cm" svg:y1="12.247cm" svg:x2="10.72cm" svg:y2="12.049cm">
            <text:p/>
          </draw:line>
        </draw:g>
        <draw:connector draw:style-name="gr6" draw:text-style-name="P2" draw:layer="layout" svg:x1="3.655cm" svg:y1="9.687cm" svg:x2="4.595cm" svg:y2="6.396cm" draw:start-shape="id1" draw:start-glue-point="4" draw:end-shape="id2" draw:end-glue-point="3" svg:d="M3655 9687v-3291h940" svg:viewBox="0 0 941 3292">
          <text:p/>
        </draw:connector>
        <draw:connector draw:style-name="gr6" draw:text-style-name="P2" draw:layer="layout" svg:x1="7.095cm" svg:y1="6.396cm" svg:x2="7.698cm" svg:y2="7.322cm" draw:start-shape="id2" draw:start-glue-point="1" draw:end-shape="id3" draw:end-glue-point="0" svg:d="M7095 6396h603v926" svg:viewBox="0 0 604 927">
          <text:p/>
        </draw:connector>
        <draw:connector draw:style-name="gr6" draw:text-style-name="P2" draw:layer="layout" draw:line-skew="0.955cm" svg:x1="3.655cm" svg:y1="11.53cm" svg:x2="10.796cm" svg:y2="14.549cm" draw:start-shape="id1" draw:start-glue-point="8" draw:end-shape="id4" draw:end-glue-point="2" svg:d="M3655 11530v4524h7141v-1505" svg:viewBox="0 0 7142 4525">
          <text:p/>
        </draw:connector>
        <draw:connector draw:style-name="gr6" draw:text-style-name="P2" draw:layer="layout" svg:x1="7.698cm" svg:y1="9.822cm" svg:x2="12.703cm" svg:y2="10.412cm" draw:start-shape="id3" draw:start-glue-point="2" draw:end-shape="id5" draw:end-glue-point="3" svg:d="M7698 9822v590h5005" svg:viewBox="0 0 5006 591">
          <text:p/>
        </draw:connector>
        <draw:connector draw:style-name="gr6" draw:text-style-name="P2" draw:layer="layout" svg:x1="10.796cm" svg:y1="7.549cm" svg:x2="10.796cm" svg:y2="12.049cm" draw:start-shape="id6" draw:start-glue-point="2" draw:end-shape="id4" draw:end-glue-point="0" svg:d="M10796 7549v4500" svg:viewBox="0 0 1 4501">
          <text:p/>
        </draw:connector>
        <draw:g xml:id="id7" draw:id="id7">
          <draw:line draw:style-name="gr3" draw:text-style-name="P3" draw:layer="layout" svg:x1="14.704cm" svg:y1="7.549cm" svg:x2="14.236cm" svg:y2="7.351cm">
            <text:p/>
          </draw:line>
          <draw:line draw:style-name="gr3" draw:text-style-name="P3" draw:layer="layout" svg:x1="15.153cm" svg:y1="6.924cm" svg:x2="14.237cm" svg:y2="7.355cm">
            <text:p/>
          </draw:line>
          <draw:line draw:style-name="gr3" draw:text-style-name="P3" draw:layer="layout" svg:x1="15.173cm" svg:y1="6.095cm" svg:x2="14.222cm" svg:y2="5.68cm">
            <text:p/>
          </draw:line>
          <draw:line draw:style-name="gr3" draw:text-style-name="P3" draw:layer="layout" svg:x1="15.176cm" svg:y1="6.945cm" svg:x2="14.225cm" svg:y2="6.53cm">
            <text:p/>
          </draw:line>
          <draw:line draw:style-name="gr3" draw:text-style-name="P3" draw:layer="layout" svg:x1="15.165cm" svg:y1="6.078cm" svg:x2="14.249cm" svg:y2="6.509cm">
            <text:p/>
          </draw:line>
          <draw:line draw:style-name="gr3" draw:text-style-name="P3" draw:layer="layout" svg:x1="15.132cm" svg:y1="5.239cm" svg:x2="14.216cm" svg:y2="5.67cm">
            <text:p/>
          </draw:line>
          <draw:line draw:style-name="gr3" draw:text-style-name="P3" draw:layer="layout" svg:x1="15.088cm" svg:y1="5.247cm" svg:x2="14.62cm" svg:y2="5.049cm">
            <text:p/>
          </draw:line>
        </draw:g>
        <draw:g xml:id="id11" draw:id="id11">
          <draw:line draw:style-name="gr3" draw:text-style-name="P3" draw:layer="layout" svg:x1="14.704cm" svg:y1="15.449cm" svg:x2="14.236cm" svg:y2="15.251cm">
            <text:p/>
          </draw:line>
          <draw:line draw:style-name="gr3" draw:text-style-name="P3" draw:layer="layout" svg:x1="15.153cm" svg:y1="14.824cm" svg:x2="14.237cm" svg:y2="15.255cm">
            <text:p/>
          </draw:line>
          <draw:line draw:style-name="gr3" draw:text-style-name="P3" draw:layer="layout" svg:x1="15.173cm" svg:y1="13.995cm" svg:x2="14.222cm" svg:y2="13.58cm">
            <text:p/>
          </draw:line>
          <draw:line draw:style-name="gr3" draw:text-style-name="P3" draw:layer="layout" svg:x1="15.176cm" svg:y1="14.845cm" svg:x2="14.225cm" svg:y2="14.43cm">
            <text:p/>
          </draw:line>
          <draw:line draw:style-name="gr3" draw:text-style-name="P3" draw:layer="layout" svg:x1="15.165cm" svg:y1="13.978cm" svg:x2="14.249cm" svg:y2="14.409cm">
            <text:p/>
          </draw:line>
          <draw:line draw:style-name="gr3" draw:text-style-name="P3" draw:layer="layout" svg:x1="15.132cm" svg:y1="13.139cm" svg:x2="14.216cm" svg:y2="13.57cm">
            <text:p/>
          </draw:line>
          <draw:line draw:style-name="gr3" draw:text-style-name="P3" draw:layer="layout" svg:x1="15.088cm" svg:y1="13.147cm" svg:x2="14.62cm" svg:y2="12.949cm">
            <text:p/>
          </draw:line>
        </draw:g>
        <draw:connector draw:style-name="gr6" draw:text-style-name="P2" draw:layer="layout" draw:line-skew="-1.475cm" svg:x1="10.796cm" svg:y1="5.049cm" svg:x2="14.696cm" svg:y2="5.049cm" draw:start-shape="id6" draw:start-glue-point="0" draw:end-shape="id7" draw:end-glue-point="0" svg:d="M10796 5049v-2025h3900v2025" svg:viewBox="0 0 3901 2026">
          <text:p/>
        </draw:connector>
        <draw:connector draw:style-name="gr6" draw:text-style-name="P2" draw:layer="layout" svg:x1="18.707cm" svg:y1="9.132cm" svg:x2="14.696cm" svg:y2="7.549cm" draw:start-shape="id8" draw:start-glue-point="3" draw:end-shape="id7" draw:end-glue-point="2" svg:d="M18707 9132h-4011v-1583" svg:viewBox="0 0 4012 1584">
          <text:p/>
        </draw:connector>
        <draw:g xml:id="id10" draw:id="id10">
          <draw:line draw:style-name="gr3" draw:text-style-name="P3" draw:layer="layout" svg:x1="20.704cm" svg:y1="6.049cm" svg:x2="20.236cm" svg:y2="5.851cm">
            <text:p/>
          </draw:line>
          <draw:line draw:style-name="gr3" draw:text-style-name="P3" draw:layer="layout" svg:x1="21.153cm" svg:y1="5.424cm" svg:x2="20.237cm" svg:y2="5.855cm">
            <text:p/>
          </draw:line>
          <draw:line draw:style-name="gr3" draw:text-style-name="P3" draw:layer="layout" svg:x1="21.173cm" svg:y1="4.595cm" svg:x2="20.222cm" svg:y2="4.18cm">
            <text:p/>
          </draw:line>
          <draw:line draw:style-name="gr3" draw:text-style-name="P3" draw:layer="layout" svg:x1="21.176cm" svg:y1="5.445cm" svg:x2="20.225cm" svg:y2="5.03cm">
            <text:p/>
          </draw:line>
          <draw:line draw:style-name="gr3" draw:text-style-name="P3" draw:layer="layout" svg:x1="21.165cm" svg:y1="4.578cm" svg:x2="20.249cm" svg:y2="5.009cm">
            <text:p/>
          </draw:line>
          <draw:line draw:style-name="gr3" draw:text-style-name="P3" draw:layer="layout" svg:x1="21.132cm" svg:y1="3.739cm" svg:x2="20.216cm" svg:y2="4.17cm">
            <text:p/>
          </draw:line>
          <draw:line draw:style-name="gr3" draw:text-style-name="P3" draw:layer="layout" svg:x1="21.088cm" svg:y1="3.747cm" svg:x2="20.62cm" svg:y2="3.549cm">
            <text:p/>
          </draw:line>
        </draw:g>
        <draw:connector draw:style-name="gr6" draw:text-style-name="P2" draw:layer="layout" svg:x1="21.292cm" svg:y1="6.986cm" svg:x2="20.696cm" svg:y2="6.049cm" draw:start-shape="id9" draw:start-glue-point="3" draw:end-shape="id10" draw:end-glue-point="2" svg:d="M21292 6986h-596v-937" svg:viewBox="0 0 597 938">
          <text:p/>
        </draw:connector>
        <draw:g xml:id="id13" draw:id="id13">
          <draw:line draw:style-name="gr3" draw:text-style-name="P3" draw:layer="layout" svg:x1="24.704cm" svg:y1="12.549cm" svg:x2="24.236cm" svg:y2="12.351cm">
            <text:p/>
          </draw:line>
          <draw:line draw:style-name="gr3" draw:text-style-name="P3" draw:layer="layout" svg:x1="25.153cm" svg:y1="11.924cm" svg:x2="24.237cm" svg:y2="12.355cm">
            <text:p/>
          </draw:line>
          <draw:line draw:style-name="gr3" draw:text-style-name="P3" draw:layer="layout" svg:x1="25.173cm" svg:y1="11.095cm" svg:x2="24.222cm" svg:y2="10.68cm">
            <text:p/>
          </draw:line>
          <draw:line draw:style-name="gr3" draw:text-style-name="P3" draw:layer="layout" svg:x1="25.176cm" svg:y1="11.945cm" svg:x2="24.225cm" svg:y2="11.53cm">
            <text:p/>
          </draw:line>
          <draw:line draw:style-name="gr3" draw:text-style-name="P3" draw:layer="layout" svg:x1="25.165cm" svg:y1="11.078cm" svg:x2="24.249cm" svg:y2="11.509cm">
            <text:p/>
          </draw:line>
          <draw:line draw:style-name="gr3" draw:text-style-name="P3" draw:layer="layout" svg:x1="25.132cm" svg:y1="10.239cm" svg:x2="24.216cm" svg:y2="10.67cm">
            <text:p/>
          </draw:line>
          <draw:line draw:style-name="gr3" draw:text-style-name="P3" draw:layer="layout" svg:x1="25.088cm" svg:y1="10.247cm" svg:x2="24.62cm" svg:y2="10.049cm">
            <text:p/>
          </draw:line>
        </draw:g>
        <draw:connector draw:style-name="gr6" draw:text-style-name="P2" draw:layer="layout" draw:line-skew="0.019cm" svg:x1="14.696cm" svg:y1="5.049cm" svg:x2="20.696cm" svg:y2="3.549cm" draw:start-shape="id7" draw:start-glue-point="0" draw:end-shape="id10" draw:end-glue-point="0" svg:d="M14696 5049v-2031h6000v531" svg:viewBox="0 0 6001 2032">
          <text:p/>
        </draw:connector>
        <draw:g xml:id="id12" draw:id="id12">
          <draw:line draw:style-name="gr3" draw:text-style-name="P3" draw:layer="layout" svg:x1="16.943cm" svg:y1="13.929cm" svg:x2="18.453cm" svg:y2="13.929cm">
            <text:p/>
          </draw:line>
          <draw:line draw:style-name="gr3" draw:text-style-name="P3" draw:layer="layout" svg:x1="16.943cm" svg:y1="13.929cm" svg:x2="18.453cm" svg:y2="13.929cm">
            <text:p/>
          </draw:line>
          <draw:line draw:style-name="gr3" draw:text-style-name="P3" draw:layer="layout" svg:x1="16.943cm" svg:y1="14.607cm" svg:x2="18.453cm" svg:y2="14.607cm">
            <text:p/>
          </draw:line>
          <draw:line draw:style-name="gr3" draw:text-style-name="P3" draw:layer="layout" svg:x1="17.688cm" svg:y1="15.522cm" svg:x2="17.7cm" svg:y2="14.601cm">
            <text:p/>
          </draw:line>
          <draw:line draw:style-name="gr3" draw:text-style-name="P3" draw:layer="layout" svg:x1="17.688cm" svg:y1="13.943cm" svg:x2="17.7cm" svg:y2="13.022cm">
            <text:p/>
          </draw:line>
        </draw:g>
        <draw:connector draw:style-name="gr6" draw:text-style-name="P2" draw:layer="layout" draw:line-skew="-0.655cm" svg:x1="14.696cm" svg:y1="12.949cm" svg:x2="17.698cm" svg:y2="13.022cm" draw:start-shape="id11" draw:start-glue-point="0" draw:end-shape="id12" draw:end-glue-point="0" svg:d="M14696 12949v-1205h3002v1278" svg:viewBox="0 0 3003 1279">
          <text:p/>
        </draw:connector>
        <draw:g>
          <draw:line draw:style-name="gr3" draw:text-style-name="P3" draw:layer="layout" svg:x1="8.625cm" svg:y1="17.287cm" svg:x2="4.618cm" svg:y2="17.312cm">
            <text:p/>
          </draw:line>
          <draw:line draw:style-name="gr3" draw:text-style-name="P3" draw:layer="layout" svg:x1="8.627cm" svg:y1="17.273cm" svg:x2="4.62cm" svg:y2="17.298cm">
            <text:p/>
          </draw:line>
          <draw:line draw:style-name="gr3" draw:text-style-name="P3" draw:layer="layout" svg:x1="5.712cm" svg:y1="17.841cm" svg:x2="7.703cm" svg:y2="17.841cm">
            <text:p/>
          </draw:line>
          <draw:line draw:style-name="gr3" draw:text-style-name="P3" draw:layer="layout" svg:x1="6.25cm" svg:y1="18.315cm" svg:x2="7.207cm" svg:y2="18.315cm">
            <text:p/>
          </draw:line>
          <draw:line draw:style-name="gr3" draw:text-style-name="P3" draw:layer="layout" svg:x1="6.674cm" svg:y1="17.253cm" svg:x2="6.69cm" svg:y2="16.03cm">
            <text:p/>
          </draw:line>
        </draw:g>
        <draw:connector draw:style-name="gr6" draw:text-style-name="P2" draw:layer="layout" svg:x1="14.696cm" svg:y1="15.449cm" svg:x2="6.83cm" svg:y2="16.116cm" draw:start-shape="id11" draw:start-glue-point="2" svg:d="M14696 15449v609h-7866v58" svg:viewBox="0 0 7867 668">
          <text:p/>
        </draw:connector>
        <draw:connector draw:style-name="gr6" draw:text-style-name="P2" draw:layer="layout" draw:line-skew="-0.018cm" svg:x1="17.698cm" svg:y1="15.522cm" svg:x2="14.696cm" svg:y2="15.449cm" draw:start-shape="id12" draw:start-glue-point="2" draw:end-shape="id11" draw:end-glue-point="2" svg:d="M17698 15522v532h-3002v-605" svg:viewBox="0 0 3003 606">
          <text:p/>
        </draw:connector>
        <draw:connector draw:style-name="gr6" draw:text-style-name="P2" draw:layer="layout" svg:x1="23.792cm" svg:y1="6.986cm" svg:x2="24.696cm" svg:y2="10.049cm" draw:start-shape="id9" draw:start-glue-point="1" draw:end-shape="id13" draw:end-glue-point="0" svg:d="M23792 6986h904v3063" svg:viewBox="0 0 905 3064">
          <text:p/>
        </draw:connector>
        <draw:g xml:id="id8" draw:id="id8">
          <draw:line draw:style-name="gr4" draw:text-style-name="P3" draw:layer="layout" svg:x1="19.707cm" svg:y1="10.372cm" svg:x2="19.707cm" svg:y2="7.863cm">
            <text:p/>
          </draw:line>
          <draw:line draw:style-name="gr4" draw:text-style-name="P3" draw:layer="layout" svg:x1="20.735cm" svg:y1="10.406cm" svg:x2="19.707cm" svg:y2="9.744cm">
            <text:p/>
          </draw:line>
          <draw:line draw:style-name="gr5" draw:text-style-name="P3" draw:layer="layout" svg:x1="19.707cm" svg:y1="8.504cm" svg:x2="20.735cm" svg:y2="7.842cm">
            <text:p/>
          </draw:line>
          <draw:line draw:style-name="gr4" draw:text-style-name="P3" draw:layer="layout" svg:x1="20.707cm" svg:y1="11.661cm" svg:x2="20.707cm" svg:y2="10.406cm">
            <text:p/>
          </draw:line>
          <draw:line draw:style-name="gr4" draw:text-style-name="P3" draw:layer="layout" svg:x1="20.707cm" svg:y1="7.858cm" svg:x2="20.707cm" svg:y2="6.603cm">
            <text:p/>
          </draw:line>
          <draw:line draw:style-name="gr4" draw:text-style-name="P3" draw:layer="layout" svg:x1="18.707cm" svg:y1="9.087cm" svg:x2="19.679cm" svg:y2="9.087cm">
            <text:p/>
          </draw:line>
        </draw:g>
        <draw:connector draw:style-name="gr6" draw:text-style-name="P2" draw:layer="layout" draw:line-skew="-0.014cm" svg:x1="20.712cm" svg:y1="11.514cm" svg:x2="17.698cm" svg:y2="15.522cm" draw:end-shape="id12" draw:end-glue-point="2" svg:d="M20712 11514v4544h-3014v-536" svg:viewBox="0 0 3015 4545">
          <text:p/>
        </draw:connector>
        <draw:frame draw:style-name="gr7" draw:text-style-name="P4" draw:layer="layout" svg:width="2.645cm" svg:height="1.114cm" svg:x="6.342cm" svg:y="5.166cm">
          <draw:text-box>
            <text:p>R<text:span text:style-name="T1">in</text:span></text:p>
          </draw:text-box>
        </draw:frame>
        <draw:frame draw:style-name="gr7" draw:text-style-name="P4" draw:layer="layout" svg:width="2.645cm" svg:height="1.114cm" svg:x="10.78cm" svg:y="3.985cm">
          <draw:text-box>
            <text:p>R<text:span text:style-name="T1">1</text:span></text:p>
          </draw:text-box>
        </draw:frame>
        <draw:frame draw:style-name="gr7" draw:text-style-name="P4" draw:layer="layout" svg:width="2.645cm" svg:height="1.114cm" svg:x="14.681cm" svg:y="3.985cm">
          <draw:text-box>
            <text:p>R<text:span text:style-name="T1">C</text:span></text:p>
          </draw:text-box>
        </draw:frame>
        <draw:frame draw:style-name="gr7" draw:text-style-name="P4" draw:layer="layout" svg:width="2.645cm" svg:height="1.114cm" svg:x="20.782cm" svg:y="2.685cm">
          <draw:text-box>
            <text:p>R<text:span text:style-name="T1">out</text:span></text:p>
          </draw:text-box>
        </draw:frame>
        <draw:frame draw:style-name="gr7" draw:text-style-name="P4" draw:layer="layout" svg:width="2.645cm" svg:height="1.114cm" svg:x="22.823cm" svg:y="5.695cm">
          <draw:text-box>
            <text:p>C<text:span text:style-name="T1">O</text:span></text:p>
          </draw:text-box>
        </draw:frame>
        <draw:connector draw:style-name="gr6" draw:text-style-name="P2" draw:layer="layout" draw:line-skew="-0.014cm" svg:x1="17.698cm" svg:y1="15.522cm" svg:x2="24.696cm" svg:y2="12.549cm" draw:start-shape="id12" draw:start-glue-point="2" draw:end-shape="id13" draw:end-glue-point="2" svg:d="M17698 15522v536h6998v-3509" svg:viewBox="0 0 6999 3510">
          <text:p/>
        </draw:connector>
        <draw:frame draw:style-name="gr7" draw:text-style-name="P4" draw:layer="layout" svg:width="2.645cm" svg:height="1.114cm" svg:x="24.682cm" svg:y="9.185cm">
          <draw:text-box>
            <text:p>R<text:span text:style-name="T1">L</text:span></text:p>
          </draw:text-box>
        </draw:frame>
        <draw:frame draw:style-name="gr7" draw:text-style-name="P4" draw:layer="layout" svg:width="2.645cm" svg:height="1.114cm" svg:x="17.724cm" svg:y="12.795cm">
          <draw:text-box>
            <text:p>C<text:span text:style-name="T1">B</text:span></text:p>
          </draw:text-box>
        </draw:frame>
        <draw:frame draw:style-name="gr7" draw:text-style-name="P4" draw:layer="layout" svg:width="2.645cm" svg:height="1.114cm" svg:x="14.682cm" svg:y="12.085cm">
          <draw:text-box>
            <text:p>R<text:span text:style-name="T1">E</text:span></text:p>
          </draw:text-box>
        </draw:frame>
        <draw:frame draw:style-name="gr7" draw:text-style-name="P4" draw:layer="layout" svg:width="2.645cm" svg:height="1.114cm" svg:x="10.783cm" svg:y="11.185cm">
          <draw:text-box>
            <text:p>R<text:span text:style-name="T1">2</text:span></text:p>
          </draw:text-box>
        </draw:frame>
        <draw:frame draw:style-name="gr7" draw:text-style-name="P4" draw:layer="layout" svg:width="2.645cm" svg:height="1.114cm" svg:x="7.625cm" svg:y="7.095cm">
          <draw:text-box>
            <text:p>C<text:span text:style-name="T1">in</text:span></text:p>
          </draw:text-box>
        </draw:frame>
        <draw:frame draw:style-name="gr7" draw:text-style-name="P4" draw:layer="layout" svg:width="2.645cm" svg:height="1.114cm" svg:x="1.825cm" svg:y="8.828cm">
          <draw:text-box>
            <text:p>v<text:span text:style-name="T1">in</text:span></text:p>
          </draw:text-box>
        </draw:frame>
        <draw:frame draw:style-name="gr8" draw:text-style-name="P4" draw:layer="layout" svg:width="2.645cm" svg:height="0.962cm" svg:x="25.23cm" svg:y="6.16cm">
          <draw:text-box>
            <text:p>+</text:p>
          </draw:text-box>
        </draw:frame>
        <draw:frame draw:style-name="gr8" draw:text-style-name="P4" draw:layer="layout" svg:width="2.645cm" svg:height="0.962cm" svg:x="25.231cm" svg:y="15.86cm">
          <draw:text-box>
            <text:p>-</text:p>
          </draw:text-box>
        </draw:frame>
        <draw:frame draw:style-name="gr7" draw:text-style-name="P4" draw:layer="layout" svg:width="2.645cm" svg:height="1.114cm" svg:x="26.56cm" svg:y="6.513cm">
          <draw:text-box>
            <text:p>v<text:span text:style-name="T1">out</text:span></text:p>
          </draw:text-box>
        </draw:frame>
        <draw:custom-shape draw:style-name="gr9" draw:text-style-name="P2" draw:layer="layout" svg:width="0.6cm" svg:height="0.6cm" svg:x="16.715cm" svg:y="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645cm" svg:height="1.114cm" svg:x="17.026cm" svg:y="1.828cm">
          <draw:text-box>
            <text:p>V<text:span text:style-name="T1">cc</text:span></text:p>
          </draw:text-box>
        </draw:frame>
        <draw:frame draw:style-name="gr7" draw:text-style-name="P4" draw:layer="layout" svg:width="2.645cm" svg:height="1.114cm" svg:x="1.826cm" svg:y="8.828cm">
          <draw:text-box>
            <text:p>v<text:span text:style-name="T1">in</text:span></text:p>
          </draw:text-box>
        </draw:frame>
        <draw:frame draw:style-name="gr7" draw:text-style-name="P4" draw:layer="layout" svg:width="2.645cm" svg:height="1.114cm" svg:x="1.826cm" svg:y="8.828cm">
          <draw:text-box>
            <text:p>v<text:span text:style-name="T1">in</text:span></text:p>
          </draw:text-box>
        </draw:frame>
        <draw:frame draw:style-name="gr7" draw:text-style-name="P4" draw:layer="layout" svg:width="2.645cm" svg:height="1.114cm" svg:x="1.826cm" svg:y="8.828cm">
          <draw:text-box>
            <text:p>v<text:span text:style-name="T1">in</text:span></text:p>
          </draw:text-box>
        </draw:frame>
        <draw:frame draw:style-name="gr7" draw:text-style-name="P4" draw:layer="layout" svg:width="2.645cm" svg:height="1.114cm" svg:x="1.826cm" svg:y="8.828cm">
          <draw:text-box>
            <text:p>v<text:span text:style-name="T1">in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2T10:25:16.026999431</dc:date>
    <meta:editing-duration>PT21H38M7S</meta:editing-duration>
    <meta:editing-cycles>23</meta:editing-cycles>
    <meta:generator>LibreOffice/6.0.7.3$Linux_X86_64 LibreOffice_project/00m0$Build-3</meta:generator>
    <meta:document-statistic meta:object-count="154"/>
  </office:meta>
</office:document-meta>
</file>